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Arial1" fo:font-size="12pt" officeooo:paragraph-rsid="0011b3c0" style:font-size-asian="12pt" style:font-name-complex="Arial2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1" fo:font-size="12pt" officeooo:rsid="0015e2f1" officeooo:paragraph-rsid="0011b3c0" style:font-size-asian="12pt" style:font-name-complex="Arial2" style:font-size-complex="12pt"/>
    </style:style>
    <style:style style:name="P4" style:family="paragraph" style:parent-style-name="Standard">
      <style:text-properties officeooo:rsid="0011b3c0" officeooo:paragraph-rsid="0011b3c0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1b3c0" officeooo:paragraph-rsid="0011b3c0" style:font-weight-asian="bold" style:font-weight-complex="bold"/>
    </style:style>
    <style:style style:name="P6" style:family="paragraph" style:parent-style-name="Standard">
      <style:text-properties officeooo:rsid="0015e2f1" officeooo:paragraph-rsid="0015e2f1"/>
    </style:style>
    <style:style style:name="P7" style:family="paragraph" style:parent-style-name="Standard">
      <style:text-properties officeooo:rsid="0015e2f1" officeooo:paragraph-rsid="0016fa5b"/>
    </style:style>
    <style:style style:name="P8" style:family="paragraph" style:parent-style-name="Standard">
      <style:paragraph-properties fo:text-align="justify" style:justify-single-word="false"/>
      <style:text-properties style:font-name="Arial1" fo:font-size="12pt" officeooo:paragraph-rsid="0011b3c0" style:font-size-asian="12pt" style:font-name-complex="Arial2" style:font-size-complex="12pt"/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Arial1" fo:font-size="12pt" officeooo:rsid="00188c42" officeooo:paragraph-rsid="00188c42" style:font-size-asian="12pt" style:font-name-complex="Arial2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Arial1" fo:font-size="12pt" officeooo:rsid="00188c42" officeooo:paragraph-rsid="00188c42" style:font-size-asian="12pt" style:font-name-complex="Arial2" style:font-size-complex="12pt"/>
    </style:style>
    <style:style style:name="T1" style:family="text">
      <style:text-properties officeooo:rsid="0016fa5b"/>
    </style:style>
    <style:style style:name="T2" style:family="text">
      <style:text-properties officeooo:rsid="0017f69a"/>
    </style:style>
    <style:style style:name="T3" style:family="text">
      <style:text-properties officeooo:rsid="001a20b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5">PRÁCTICA <text:s/><text:span text:style-name="T2">9</text:span> <text:s text:c="2"/>DE <text:s text:c="2"/>ENTORNOS <text:s/>1º <text:s/>DAW <text:s/>A <text:s text:c="5"/><text:span text:style-name="T2">CONTROL <text:s/>DE <text:s/>VERSIONES <text:s/>GIT</text:span></text:p>
      <text:p text:style-name="P4"/>
      <text:p text:style-name="P2">Se pide:</text:p>
      <text:p text:style-name="P3"/>
      <text:list xml:id="list7264846549585977602" text:style-name="L1">
        <text:list-item>
          <text:p text:style-name="P9">Creamos una carpeta para el proyecto: <text:s/>Proyecto1</text:p>
        </text:list-item>
        <text:list-item>
          <text:p text:style-name="P9">En esta carpeta creamos 2 subcarpetas: Codigo1 y Codigo2</text:p>
        </text:list-item>
        <text:list-item>
          <text:p text:style-name="P9">Creamos archivos texto con el Wordpad en las carpetas.</text:p>
          <text:list>
            <text:list-item>
              <text:p text:style-name="P9">En Proyecto1: <text:s text:c="2"/>uno.txt y dos.tx<text:span text:style-name="T3">t</text:span></text:p>
            </text:list-item>
            <text:list-item>
              <text:p text:style-name="P9">En Codigo1: <text:s/>tres.txt <text:s/>y <text:s/>cuatro.dat</text:p>
            </text:list-item>
            <text:list-item>
              <text:p text:style-name="P9">En Codigo2: <text:s/>cinco.txt</text:p>
            </text:list-item>
          </text:list>
        </text:list-item>
        <text:list-item>
          <text:p text:style-name="P9">Iniciamos la carpeta Proyecto1 como repositorio GIT</text:p>
        </text:list-item>
        <text:list-item>
          <text:p text:style-name="P9">Configuramos nuestro usuario y correo</text:p>
        </text:list-item>
        <text:list-item>
          <text:p text:style-name="P9">En el archivo exclude, que está en la carpeta oculta <text:s/>.git, excluimos los archivos con extensión *.dat</text:p>
        </text:list-item>
        <text:list-item>
          <text:p text:style-name="P9">Ahora preparamos los archivos para llevarlos al Stage</text:p>
        </text:list-item>
        <text:list-item>
          <text:p text:style-name="P9">Comprobamos lo realizado con git status</text:p>
        </text:list-item>
        <text:list-item>
          <text:p text:style-name="P9">Confirmamos lo que hay en el Stage al Repositorio</text:p>
        </text:list-item>
        <text:list-item>
          <text:p text:style-name="P9">Modificamos los archivos uno.txt y cinco.txt</text:p>
        </text:list-item>
        <text:list-item>
          <text:p text:style-name="P9">Comprobamos de nuevo el estado</text:p>
        </text:list-item>
        <text:list-item>
          <text:p text:style-name="P9">Ver las diferencias entre los archivos con git diff</text:p>
        </text:list-item>
        <text:list-item>
          <text:p text:style-name="P9">Preparamos los archivos cambiados</text:p>
        </text:list-item>
        <text:list-item>
          <text:p text:style-name="P9">Confirmamos al Repositorio.</text:p>
        </text:list-item>
        <text:list-item>
          <text:p text:style-name="P9">Ver mediante log los commits realizados.</text:p>
        </text:list-item>
        <text:list-item>
          <text:p text:style-name="P9">Restauramos los archivos uno.txt y <text:s/>cinco.txt de uno en uno al Working Directory</text:p>
        </text:list-item>
        <text:list-item>
          <text:p text:style-name="P9">Comprobamos de nuevo el estado.</text:p>
        </text:list-item>
        <text:list-item>
          <text:p text:style-name="P9">Crear el repositorio nuevo en GitHub</text:p>
        </text:list-item>
        <text:list-item>
          <text:p text:style-name="P9">Crear el enlace desde GIT al Repositorio remoto en GitHub</text:p>
        </text:list-item>
        <text:list-item>
          <text:p text:style-name="P9">Ver los enlaces que tenemos</text:p>
        </text:list-item>
        <text:list-item>
          <text:p text:style-name="P9">Subir a GitHub el repositorio local</text:p>
        </text:list-item>
        <text:list-item>
          <text:p text:style-name="P9">Comprobar en GitHub la presencia del repositorio con los ficheros subidos.</text:p>
        </text:list-item>
      </text:list>
      <text:p text:style-name="P10"/>
      <text:p text:style-name="P10">Seguir esta secuencia e ir en cada paso poniendo en el informe lo realizado, los resultados y la explicación. Vayan capturando pantallas de todo el proceso.</text:p>
      <text:p text:style-name="P10"/>
      <text:p text:style-name="P10">Recuerden que en el informe deben de estar detallados los comandos ejecutados, sus resultados y su explicación.</text:p>
      <text:p text:style-name="P10"/>
      <text:p text:style-name="P10">Incluir como siempre el <text:s/>Índice, Enunciado y Objetivos.</text:p>
      <text:p text:style-name="P2"/>
      <text:p text:style-name="Standard"/>
      <text:p text:style-name="Standard"/>
      <text:p text:style-name="P6"><text:tab/>Módulo de Entornos de Desarrollo 1º DAW.</text:p>
      <text:p text:style-name="P6"/>
      <text:p text:style-name="P7"><text:tab/><text:span text:style-name="T1">Jorge Rivero, profesor del módulo.</text:span></text:p>
      <text:p text:style-name="P7"/>
      <text:p text:style-name="P7"/>
      <text:p text:style-name="P7"/>
      <text:p text:style-name="P7"><text:tab/></text:p>
      <text:p text:style-name="P7"><text:tab/><text:tab/><text:tab/><text:tab/><text:tab/><text:tab/>Santa <text:s/>Cruz <text:s/>de <text:s/>Tenerife <text:s/>a <text:s text:c="2"/>4 <text:s/>de <text:s/><text:span text:style-name="T2">Abril</text:span> <text:s/>de <text:s text:c="2"/>201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shadow="none" fo:background-color="transparent" style:dynamic-spacing="false" draw:fill="none" draw:fill-color="#99ccff" draw:fill-image-width="0cm" draw:fill-image-height="0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6M51S</meta:editing-duration>
    <meta:editing-cycles>12</meta:editing-cycles>
    <meta:generator>LibreOffice/5.2.4.2$Windows_X86_64 LibreOffice_project/3d5603e1122f0f102b62521720ab13a38a4e0eb0</meta:generator>
    <dc:date>2017-04-04T09:24:38.347000000</dc:date>
    <meta:document-statistic meta:table-count="0" meta:image-count="0" meta:object-count="0" meta:page-count="1" meta:paragraph-count="35" meta:word-count="291" meta:character-count="1710" meta:non-whitespace-character-count="1432"/>
    <meta:user-defined meta:name="Info 1"/>
    <meta:user-defined meta:name="Info 2"/>
    <meta:user-defined meta:name="Info 3"/>
    <meta:user-defined meta:name="Info 4"/>
  </office:meta>
</office:document-meta>
</file>